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b3" draw:fill="none" draw:textarea-horizontal-align="justify" draw:textarea-vertical-align="middle" draw:auto-grow-height="false" fo:min-height="0.553cm" fo:min-width="0.684cm"/>
    </style:style>
    <style:style style:name="gr2" style:family="graphic" style:parent-style-name="standard">
      <style:graphic-properties svg:stroke-color="#ed1c24" draw:fill="none" draw:textarea-horizontal-align="justify" draw:textarea-vertical-align="middle" draw:auto-grow-height="false" fo:min-height="0.553cm" fo:min-width="0.68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0.889cm" svg:x="1.343cm" svg:y="3.032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3.121cm" svg:y="3.032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4.844cm" svg:y="3.032cm">
          <text:p text:style-name="P1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6.544cm" svg:y="3.032cm">
          <text:p text:style-name="P1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8.145cm" svg:y="3.032cm">
          <text:p text:style-name="P1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27cm" svg:height="0.889cm" svg:x="1.344cm" svg:y="1.732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27cm" svg:height="0.889cm" svg:x="1.344cm" svg:y="4.332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3.122cm" svg:y="4.332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4.845cm" svg:y="4.332cm">
          <text:p text:style-name="P1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6.545cm" svg:y="4.332cm">
          <text:p text:style-name="P1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8.146cm" svg:y="4.332cm">
          <text:p text:style-name="P1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27cm" svg:height="0.889cm" svg:x="9.846cm" svg:y="4.332cm">
          <text:p text:style-name="P1"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27cm" svg:height="0.889cm" svg:x="1.345cm" svg:y="5.532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3.123cm" svg:y="5.532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4.846cm" svg:y="5.532cm">
          <text:p text:style-name="P1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6.546cm" svg:y="5.532cm">
          <text:p text:style-name="P1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8.147cm" svg:y="5.532cm">
          <text:p text:style-name="P1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27cm" svg:height="0.889cm" svg:x="9.847cm" svg:y="5.532cm">
          <text:p text:style-name="P1"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11.424cm" svg:y="5.532cm">
          <text:p text:style-name="P1">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13.147cm" svg:y="5.532cm">
          <text:p text:style-name="P1">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14.847cm" svg:y="5.532cm">
          <text:p text:style-name="P1">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16.448cm" svg:y="5.532cm">
          <text:p text:style-name="P1">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27cm" svg:height="0.889cm" svg:x="1.346cm" svg:y="6.732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3.124cm" svg:y="6.732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4.847cm" svg:y="6.732cm">
          <text:p text:style-name="P1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6.547cm" svg:y="6.732cm">
          <text:p text:style-name="P1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8.148cm" svg:y="6.732cm">
          <text:p text:style-name="P1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27cm" svg:height="0.889cm" svg:x="9.848cm" svg:y="6.732cm">
          <text:p text:style-name="P1"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11.425cm" svg:y="6.732cm">
          <text:p text:style-name="P1">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13.148cm" svg:y="6.732cm">
          <text:p text:style-name="P1">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14.848cm" svg:y="6.732cm">
          <text:p text:style-name="P1">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16.449cm" svg:y="6.732cm">
          <text:p text:style-name="P1">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27cm" svg:height="0.889cm" svg:x="18.149cm" svg:y="6.732cm">
          <text:p text:style-name="P1">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6T10:48:18.390545152</meta:creation-date>
    <dc:date>2019-04-06T11:12:13.050720359</dc:date>
    <meta:editing-duration>PT13M44S</meta:editing-duration>
    <meta:editing-cycles>1</meta:editing-cycles>
    <meta:document-statistic meta:object-count="33"/>
    <meta:generator>LibreOffice/6.0.7.3$Linux_X86_64 LibreOffice_project/00m0$Build-3</meta:generator>
  </office:meta>
</office:document-meta>
</file>